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ea6" officeooo:paragraph-rsid="000fcea6"/>
    </style:style>
    <style:style style:name="P2" style:family="paragraph" style:parent-style-name="Standard">
      <style:paragraph-properties fo:text-align="center" style:justify-single-word="false"/>
      <style:text-properties officeooo:rsid="001bcfc6" officeooo:paragraph-rsid="001bcfc6"/>
    </style:style>
    <style:style style:name="P3" style:family="paragraph" style:parent-style-name="Standard">
      <style:text-properties officeooo:paragraph-rsid="000fcea6"/>
    </style:style>
    <style:style style:name="P4" style:family="paragraph" style:parent-style-name="Standard">
      <style:paragraph-properties fo:text-align="center" style:justify-single-word="false"/>
      <style:text-properties fo:font-size="18pt" officeooo:rsid="001bcfc6" officeooo:paragraph-rsid="001bcfc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officeooo:paragraph-rsid="001bcfc6"/>
    </style:style>
    <style:style style:name="P6" style:family="paragraph" style:parent-style-name="Standard">
      <style:paragraph-properties fo:text-align="center" style:justify-single-word="false"/>
      <style:text-properties fo:font-size="26pt" officeooo:rsid="001bcfc6" officeooo:paragraph-rsid="001bcfc6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26pt" officeooo:rsid="001bcfc6" officeooo:paragraph-rsid="001cb997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2pt" officeooo:rsid="001cb997" officeooo:paragraph-rsid="001cb997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bcfc6" officeooo:paragraph-rsid="001bcfc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bcfc6" officeooo:paragraph-rsid="001bcfc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cb997" officeooo:paragraph-rsid="001cb99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cd7b7" officeooo:paragraph-rsid="001cd7b7" style:font-size-asian="16pt" style:font-size-complex="16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officeooo:rsid="001cd7b7" officeooo:paragraph-rsid="001cd7b7" style:font-size-asian="16pt" style:font-size-complex="16pt"/>
    </style:style>
    <style:style style:name="P14" style:family="paragraph" style:parent-style-name="Standard">
      <style:text-properties fo:font-size="16pt" officeooo:rsid="000fcea6" officeooo:paragraph-rsid="000fcea6" style:font-size-asian="16pt" style:font-size-complex="16pt"/>
    </style:style>
    <style:style style:name="P15" style:family="paragraph" style:parent-style-name="Standard">
      <style:text-properties fo:font-size="16pt" officeooo:rsid="0011821f" officeooo:paragraph-rsid="0011821f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officeooo:rsid="0009efac" officeooo:paragraph-rsid="000f673a"/>
    </style:style>
    <style:style style:name="P17" style:family="paragraph" style:parent-style-name="Standard">
      <style:text-properties officeooo:rsid="0009efac" officeooo:paragraph-rsid="0009efac"/>
    </style:style>
    <style:style style:name="P18" style:family="paragraph" style:parent-style-name="Standard">
      <style:text-properties officeooo:rsid="0009efac" officeooo:paragraph-rsid="000f673a"/>
    </style:style>
    <style:style style:name="P19" style:family="paragraph" style:parent-style-name="Standard">
      <style:paragraph-properties fo:text-align="center" style:justify-single-word="false"/>
      <style:text-properties fo:font-size="12pt" officeooo:rsid="001cd7b7" officeooo:paragraph-rsid="001cd7b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1e389c" officeooo:paragraph-rsid="001e389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officeooo:rsid="001f8858" officeooo:paragraph-rsid="001f8858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fcea6" officeooo:paragraph-rsid="000fcea6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12c9ac" style:font-size-asian="16pt" style:font-size-complex="16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6pt" officeooo:rsid="0011821f" officeooo:paragraph-rsid="0012c9ac" style:font-size-asian="16pt" style:font-size-complex="16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6pt" officeooo:rsid="0011821f" officeooo:paragraph-rsid="0011821f" style:font-size-asian="16pt" style:font-size-complex="16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0fcea6" officeooo:paragraph-rsid="0012c9ac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font-size="16pt" officeooo:rsid="00173302" officeooo:paragraph-rsid="0012c9ac" style:font-size-asian="16pt" style:font-size-complex="16pt"/>
    </style:style>
    <style:style style:name="P30" style:family="paragraph" style:parent-style-name="Standard">
      <style:paragraph-properties fo:margin-left="2.501cm" fo:margin-right="0cm" fo:text-indent="0cm" style:auto-text-indent="false"/>
      <style:text-properties fo:font-size="16pt" officeooo:rsid="00176842" officeooo:paragraph-rsid="00176842" style:font-size-asian="16pt" style:font-size-complex="16pt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fo:font-size="16pt" officeooo:rsid="0018eadb" officeooo:paragraph-rsid="0018eadb" style:font-size-asian="16pt" style:font-size-complex="16pt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officeooo:rsid="000fcea6" officeooo:paragraph-rsid="0012c9ac"/>
    </style:style>
    <style:style style:name="P3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12c9ac"/>
    </style:style>
    <style:style style:name="P34" style:family="paragraph" style:parent-style-name="Standard">
      <style:paragraph-properties fo:margin-left="2.501cm" fo:margin-right="0cm" fo:text-indent="0cm" style:auto-text-indent="false"/>
      <style:text-properties officeooo:rsid="00176842" officeooo:paragraph-rsid="00176842"/>
    </style:style>
    <style:style style:name="P3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76842" officeooo:paragraph-rsid="00176842"/>
    </style:style>
    <style:style style:name="T1" style:family="text">
      <style:text-properties officeooo:rsid="000c9b6c"/>
    </style:style>
    <style:style style:name="T2" style:family="text">
      <style:text-properties officeooo:rsid="000e15bb"/>
    </style:style>
    <style:style style:name="T3" style:family="text">
      <style:text-properties officeooo:rsid="0011821f"/>
    </style:style>
    <style:style style:name="T4" style:family="text">
      <style:text-properties officeooo:rsid="0012c9ac"/>
    </style:style>
    <style:style style:name="T5" style:family="text">
      <style:text-properties officeooo:rsid="00154470"/>
    </style:style>
    <style:style style:name="T6" style:family="text">
      <style:text-properties officeooo:rsid="00173302"/>
    </style:style>
    <style:style style:name="T7" style:family="text">
      <style:text-properties officeooo:rsid="0018a489"/>
    </style:style>
    <style:style style:name="T8" style:family="text">
      <style:text-properties officeooo:rsid="001cb997"/>
    </style:style>
    <style:style style:name="T9" style:family="text">
      <style:text-properties fo:font-size="18pt" officeooo:rsid="001cb997" style:font-size-asian="18pt" style:font-size-complex="18pt"/>
    </style:style>
    <style:style style:name="T10" style:family="text">
      <style:text-properties fo:font-size="18pt" officeooo:rsid="001bcfc6" style:font-size-asian="18pt" style:font-size-complex="18pt"/>
    </style:style>
    <style:style style:name="T11" style:family="text">
      <style:text-properties officeooo:rsid="000fcea6"/>
    </style:style>
    <style:style style:name="T12" style:family="text">
      <style:text-properties fo:font-size="16pt" officeooo:rsid="000fcea6" style:font-size-asian="16pt" style:font-size-complex="16pt"/>
    </style:style>
    <style:style style:name="T13" style:family="text">
      <style:text-properties fo:font-size="16pt" officeooo:rsid="001e389c" style:font-size-asian="16pt" style:font-size-complex="16pt"/>
    </style:style>
    <style:style style:name="T14" style:family="text">
      <style:text-properties officeooo:rsid="001e38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8">UNIVERSIDADE FEDERAL DE SANTA CATARINA CENTRO JOINVIL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RELATÓRIO <text:s/><text:span text:style-name="T8">DA CONSTRUÇÃO DE UM CÓDIGO PARA O JOGO “Mastermind”</text:span></text:p>
      <text:p text:style-name="P6"/>
      <text:p text:style-name="P6"/>
      <text:p text:style-name="P6"/>
      <text:p text:style-name="P6"/>
      <text:p text:style-name="P6"/>
      <text:p text:style-name="P5"><text:span text:style-name="T9">Disciplina EMB5031:</text:span><text:span text:style-name="T10"> </text:span><text:span text:style-name="T9">Programação III<text:line-break/>Professora: Analize Zomkowski Salvi </text:span></text:p>
      <text:p text:style-name="P4"/>
      <text:p text:style-name="P4"/>
      <text:p text:style-name="P4"/>
      <text:p text:style-name="P4"/>
      <text:p text:style-name="P4"/>
      <text:p text:style-name="P4"/>
      <text:p text:style-name="P10">Nome: Jéssica Medalha Ferri e Pedro <text:span text:style-name="T8">Luiz de Faria da Luz</text:span></text:p>
      <text:p text:style-name="P11">Matriculas: 15250188 e 16250681</text:p>
      <text:p text:style-name="P9"/>
      <text:p text:style-name="P9">04/07/2019</text:p>
      <text:p text:style-name="P20"><text:line-break/></text:p>
      <text:p text:style-name="P20">1</text:p>
      <text:p text:style-name="P19"><text:soft-page-break/></text:p>
      <text:p text:style-name="P12">Sumário</text:p>
      <text:p text:style-name="P12"/>
      <text:list xml:id="list1271801011" text:style-name="L1">
        <text:list-item>
          <text:p text:style-name="P13">INTRODUÇÃO…………………………………………………….. 3</text:p>
        </text:list-item>
        <text:list-item>
          <text:p text:style-name="P13">DESENVOLVIMENTO………………………………………….… 3<text:line-break/>2.1. <text:span text:style-name="T11">D</text:span>escrição e requisitos……………………………………….…. 3<text:line-break/>2.2. Estrutura básica do jogo……………………………………….. 3<text:line-break/><text:tab/>2.2.1. Classes e Herança……………………………………… 3<text:line-break/><text:tab/>2.2.2. Polimorfismo…………………………………………... 3<text:line-break/><text:tab/>2.2.3. Template……………………………………………….. 3</text:p>
          <text:p text:style-name="P13">2.3. Class Tabuleiro………………………………………………… 3<text:line-break/>2.4. Class Partida…………………………………………………… 3<text:line-break/>2.5. Main……………………………………………………………. 3<text:line-break/>2.6. Bibliotecas utilizadas…………………………………………... 3</text:p>
        </text:list-item>
        <text:list-item>
          <text:p text:style-name="P13">CONCLUSÃO……………………………………………………… 3</text:p>
        </text:list-item>
        <text:list-item>
          <text:p text:style-name="P13">BIBLIOGRAFIA…………………………………………………… 3<text:line-break/><text:tab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2</text:p>
      <text:p text:style-name="P3"><text:soft-page-break/><text:span text:style-name="T13"/></text:p>
      <text:p text:style-name="P3"><text:span text:style-name="T13">1. <text:s/></text:span><text:span text:style-name="T12">INTRODUÇÃO</text:span></text:p>
      <text:p text:style-name="P17"/>
      <text:p text:style-name="P16"><text:tab/>A partir d<text:span text:style-name="T1">os conhecimentos a</text:span>presentad<text:span text:style-name="T5">o</text:span>s na disciplina de programação três – <text:span text:style-name="T1">bem como a sintaxe da linguagem de programação C++ e suas estruturas de linguagem orientada a objeto -, </text:span>este documento <text:span text:style-name="T2">tem como objetivo relatar</text:span> <text:span text:style-name="T2">os processos envolvidos na implementação do jogo conhecido como “Mastermind”. A construção do código foi norteada pela descrição do jogo e pelos requisitos e diretrizes apresentadas, pela professora da disciplina, para a elaboração do jogo. O código que será retratado não apresenta interface gráfica.</text:span></text:p>
      <text:p text:style-name="P16"/>
      <text:p text:style-name="P18"/>
      <text:p text:style-name="P18"/>
      <text:p text:style-name="P14">2. <text:s/>DESENVOLVIMENTO</text:p>
      <text:p text:style-name="P23"/>
      <text:p text:style-name="P22"><text:span text:style-name="T3">2.1. </text:span>D<text:span text:style-name="T14">escrição e requisitos</text:span></text:p>
      <text:p text:style-name="P24">2.<text:span text:style-name="T3">2 . Estruturas básicas do jogo</text:span></text:p>
      <text:p text:style-name="P28"/>
      <text:p text:style-name="P29">2.2.1. <text:s/>Classes e Herança</text:p>
      <text:p text:style-name="P33"><text:tab/><text:line-break/><text:tab/><text:span text:style-name="T6">O jogo é estruturado por herança, onde a classe base “Tabuleiro” é herdada pela classe derivada “Partida”. <text:s/>Essa divisão foi estabelecida pelo fato de que o tabuleiro é o centro do jogo, é lá onde o jogo acontece e necessariamente o que da existência para o jogo e suas normas. Porém, o tabuleiro varia algumas de suas características de acordo com a partida desejada. As especificidades de cada partida é construída dentro da classe “Partida”, que herda as características básicas do tabuleiro e monta a particularidade de cada partida.</text:span></text:p>
      <text:p text:style-name="P33"/>
      <text:p text:style-name="P32"/>
      <text:p text:style-name="P30">2.2.2. <text:s/>Polimorfismo</text:p>
      <text:p text:style-name="P35"/>
      <text:p text:style-name="P35"><text:tab/>O polimorfismo aparece no código n<text:span text:style-name="T7">o método </text:span>que imprime o tabuleiro de cada jogada, <text:span text:style-name="T7">através da “função virtual”. Essa utilização permite que o programa determine dinamicamente qual será o método utilizado a partir do tipo de objeto que se deseja imprimir, garantindo uma maneira mais fácil de imprimir as especificidades do tabuleiro de cada partida. </text:span></text:p>
      <text:p text:style-name="P35"/>
      <text:p text:style-name="P34"/>
      <text:p text:style-name="P31">2.2.3. <text:s/>Template</text:p>
      <text:p text:style-name="P28"><text:tab/></text:p>
      <text:p text:style-name="P25">2.3. <text:s/>CLASS TABULEIRO</text:p>
      <text:p text:style-name="P25">2.4. <text:s/>CLASS PARTIDA</text:p>
      <text:p text:style-name="P25">2.5. <text:s/>MAIN</text:p>
      <text:p text:style-name="P26">2.<text:span text:style-name="T4">6. <text:s/></text:span>BIBLIOTECAS UTILIZADAS</text:p>
      <text:p text:style-name="P27"/>
      <text:p text:style-name="P15"/>
      <text:p text:style-name="P15">3. <text:s/>CONCLUSÃO</text:p>
      <text:p text:style-name="P15"><text:soft-page-break/>4. <text:s/>BIBLIOGRAFIA</text:p>
      <text:p text:style-name="P14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3:20:45.653976543</meta:creation-date>
    <dc:date>2019-07-03T12:26:08.862407016</dc:date>
    <meta:editing-duration>PT25M1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32" meta:word-count="352" meta:character-count="2504" meta:non-whitespace-character-count="2158"/>
  </office:meta>
</office:document-meta>
</file>